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style:style>
    <style:style style:name="P3" style:family="paragraph" style:parent-style-name="Standard">
      <style:paragraph-properties fo:margin-top="0cm" fo:margin-bottom="0.499cm" style:contextual-spacing="false"/>
    </style:style>
    <style:style style:name="P4" style:family="paragraph" style:parent-style-name="Text_20_body">
      <style:paragraph-properties fo:text-align="start" style:justify-single-word="false"/>
    </style:style>
    <style:style style:name="P5" style:family="paragraph" style:parent-style-name="Text_20_body" style:list-style-name="L6">
      <style:paragraph-properties fo:text-align="start" style:justify-single-word="false"/>
    </style:style>
    <style:style style:name="P6" style:family="paragraph" style:parent-style-name="Text_20_body" style:list-style-name="L7">
      <style:paragraph-properties fo:text-align="start" style:justify-single-word="false"/>
    </style:style>
    <style:style style:name="P7" style:family="paragraph" style:parent-style-name="Text_20_body" style:list-style-name="L8">
      <style:paragraph-properties fo:text-align="start" style:justify-single-word="false"/>
    </style:style>
    <style:style style:name="P8" style:family="paragraph" style:parent-style-name="Text_20_body" style:list-style-name="L9">
      <style:paragraph-properties fo:text-align="start" style:justify-single-word="false"/>
    </style:style>
    <style:style style:name="P9" style:family="paragraph" style:parent-style-name="Text_20_body" style:list-style-name="L10">
      <style:paragraph-properties fo:text-align="start"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11">
      <style:paragraph-properties fo:text-align="justify" style:justify-single-word="false"/>
    </style:style>
    <style:style style:name="P13" style:family="paragraph" style:parent-style-name="Text_20_body" style:list-style-name="L12">
      <style:paragraph-properties fo:text-align="justify" style:justify-single-word="false"/>
    </style:style>
    <style:style style:name="P14" style:family="paragraph" style:parent-style-name="Text_20_body">
      <style:text-properties style:font-name="courier new"/>
    </style:style>
    <style:style style:name="P15" style:family="paragraph" style:parent-style-name="Text_20_body">
      <style:paragraph-properties fo:text-align="justify" style:justify-single-word="false"/>
      <style:text-properties style:font-name="courier new"/>
    </style:style>
    <style:style style:name="P16" style:family="paragraph" style:parent-style-name="Text_20_body">
      <style:paragraph-properties fo:text-align="start" style:justify-single-word="false"/>
      <style:text-properties style:font-name="courier new"/>
    </style:style>
    <style:style style:name="P17" style:family="paragraph" style:parent-style-name="Text_20_body" style:list-style-name="L13">
      <style:paragraph-properties fo:text-align="justify" style:justify-single-word="false"/>
      <style:text-properties style:font-name="courier new" fo:font-size="10pt"/>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paragraph-properties fo:margin-top="0cm" fo:margin-bottom="0cm" style:contextual-spacing="false"/>
    </style:style>
    <style:style style:name="P27" style:family="paragraph" style:parent-style-name="Text_20_body">
      <style:paragraph-properties fo:margin-top="0cm" fo:margin-bottom="0cm" style:contextual-spacing="false"/>
      <style:text-properties style:font-name="courier new"/>
    </style:style>
    <style:style style:name="P28" style:family="paragraph" style:parent-style-name="Text_20_body">
      <style:paragraph-properties fo:margin-top="0cm" fo:margin-bottom="0cm" style:contextual-spacing="false" fo:text-align="justify" style:justify-single-word="false"/>
      <style:text-properties style:font-name="courier new"/>
    </style:style>
    <style:style style:name="P29" style:family="paragraph" style:parent-style-name="Text_20_body">
      <style:paragraph-properties fo:margin-top="0cm" fo:margin-bottom="0cm" style:contextual-spacing="false" fo:text-align="start" style:justify-single-word="false"/>
      <style:text-properties style:font-name="courier new"/>
    </style:style>
    <style:style style:name="P30" style:family="paragraph" style:parent-style-name="Text_20_body">
      <style:paragraph-properties fo:margin-top="0cm" fo:margin-bottom="0cm" style:contextual-spacing="false"/>
      <style:text-properties style:font-name="courier new" fo:font-weight="bold"/>
    </style:style>
    <style:style style:name="P31" style:family="paragraph" style:parent-style-name="Text_20_body" style:list-style-name="L13">
      <style:paragraph-properties fo:margin-top="0cm" fo:margin-bottom="0cm" style:contextual-spacing="false" fo:text-align="justify" style:justify-single-word="false"/>
      <style:text-properties style:font-name="courier new" fo:font-size="10pt"/>
    </style:style>
    <style:style style:name="P32" style:family="paragraph" style:parent-style-name="Text_20_body">
      <style:paragraph-properties fo:margin-top="0cm" fo:margin-bottom="0cm" style:contextual-spacing="false" fo:text-align="justify" style:justify-single-word="false"/>
      <style:text-properties fo:color="#ff0000" style:font-name="courier new"/>
    </style:style>
    <style:style style:name="P33" style:family="paragraph" style:parent-style-name="Text_20_body">
      <style:paragraph-properties fo:margin-top="0cm" fo:margin-bottom="0cm" style:contextual-spacing="false" fo:text-align="justify" style:justify-single-word="false"/>
      <style:text-properties fo:color="#ff0000" style:font-name="courier new" fo:font-size="10pt"/>
    </style:style>
    <style:style style:name="P34" style:family="paragraph" style:parent-style-name="Text_20_body">
      <style:paragraph-properties fo:margin-top="0cm" fo:margin-bottom="0cm" style:contextual-spacing="false" fo:text-align="justify" style:justify-single-word="false"/>
      <style:text-properties fo:color="#ff0000"/>
    </style:style>
    <style:style style:name="P35" style:family="paragraph" style:parent-style-name="Text_20_body">
      <style:paragraph-properties fo:margin-top="0cm" fo:margin-bottom="0cm" style:contextual-spacing="false" fo:text-align="justify" style:justify-single-word="false"/>
    </style:style>
    <style:style style:name="P36" style:family="paragraph" style:parent-style-name="Text_20_body" style:list-style-name="L11">
      <style:paragraph-properties fo:margin-top="0cm" fo:margin-bottom="0cm" style:contextual-spacing="false" fo:text-align="justify" style:justify-single-word="false"/>
    </style:style>
    <style:style style:name="P37" style:family="paragraph" style:parent-style-name="Text_20_body">
      <style:paragraph-properties fo:margin-top="0cm" fo:margin-bottom="0cm" style:contextual-spacing="false" fo:text-align="center" style:justify-single-word="false"/>
    </style:style>
    <style:style style:name="P38" style:family="paragraph" style:parent-style-name="Text_20_body">
      <style:paragraph-properties fo:margin-top="0cm" fo:margin-bottom="0cm" style:contextual-spacing="false" fo:text-align="start" style:justify-single-word="false"/>
    </style:style>
    <style:style style:name="P39" style:family="paragraph" style:parent-style-name="Text_20_body" style:list-style-name="L8">
      <style:paragraph-properties fo:margin-top="0cm" fo:margin-bottom="0cm" style:contextual-spacing="false" fo:text-align="start" style:justify-single-word="false"/>
    </style:style>
    <style:style style:name="P40" style:family="paragraph" style:parent-style-name="Text_20_body" style:list-style-name="L9">
      <style:paragraph-properties fo:margin-top="0cm" fo:margin-bottom="0cm" style:contextual-spacing="false" fo:text-align="start" style:justify-single-word="false"/>
    </style:style>
    <style:style style:name="P41" style:family="paragraph" style:parent-style-name="Text_20_body" style:list-style-name="L5">
      <style:paragraph-properties fo:margin-top="0cm" fo:margin-bottom="0cm" style:contextual-spacing="false"/>
    </style:style>
    <style:style style:name="P42" style:family="paragraph" style:parent-style-name="Text_20_body">
      <style:paragraph-properties fo:margin-top="0cm" fo:margin-bottom="0cm" style:contextual-spacing="false" fo:text-align="justify" style:justify-single-word="false"/>
      <style:text-properties style:font-name="verdana"/>
    </style:style>
    <style:style style:name="T1" style:family="text">
      <style:text-properties style:font-name="courier new"/>
    </style:style>
    <style:style style:name="T2" style:family="text">
      <style:text-properties style:font-name="courier new" fo:font-weight="bold"/>
    </style:style>
    <style:style style:name="T3" style:family="text">
      <style:text-properties style:font-name="courier new" fo:font-size="10pt"/>
    </style:style>
    <style:style style:name="T4" style:family="text">
      <style:text-properties fo:color="#ff0000"/>
    </style:style>
    <style:style style:name="T5" style:family="text">
      <style:text-properties fo:color="#ff0000" style:font-name="courier new"/>
    </style:style>
    <style:style style:name="T6" style:family="text">
      <style:text-properties fo:color="#ff0000" style:font-name="courier new" fo:font-size="10pt"/>
    </style:style>
    <style:style style:name="T7" style:family="text">
      <style:text-properties fo:font-weight="bold"/>
    </style:style>
    <style:style style:name="fr1" style:family="graphic" style:parent-style-name="OLE">
      <style:graphic-properties fo:margin-left="0cm" fo:margin-right="0cm" fo:margin-top="0cm" fo:margin-bottom="0cm" style:vertical-pos="top" style:vertical-rel="baseline" fo:padding="0cm" fo:border="none"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here are two types of Compilation:</text:span><text:line-break/><text:span text:style-name="T1">1.Native Compilation</text:span><text:line-break/><text:span text:style-name="T1">2.Cross Compilation</text:span><text:line-break/><text:span text:style-name="T1"><text:line-break/></text:span><text:span text:style-name="T5">Native Compilation:</text:span></text:p>
      <text:p text:style-name="P1">             <text:span text:style-name="T1">What this means is that you are trying to build an object file or a module for the same underlying hardware that you are using on your host.By default Linux builds for the same architecture the host system is running. This is called “native compiling”. An x86 system building an x86 kernel, x86-64 building x86-64,or PowerPC building PowerPC are all examples of native compiling.</text:span></text:p>
      <text:p text:style-name="P2"/>
      <text:p text:style-name="P2">ex:</text:p>
      <text:p text:style-name="P2">Assuming you are trying to run a C-Code(test.c) in Ubuntu(linux) on Intel Hardware machine.</text:p>
      <text:p text:style-name="P3"/>
      <text:list xml:id="list4914182532383457645" text:style-name="L1">
        <text:list-item>
          <text:p text:style-name="P11"><text:span text:style-name="T1">gcc -o test test.c</text:span> </text:p>
        </text:list-item>
      </text:list>
      <text:p text:style-name="P26"/>
      <text:p text:style-name="P28"/>
      <text:p text:style-name="P28">The result of this compilation will generate an executable file which will work on the x86 processor but will not work on ARM.</text:p>
      <text:p text:style-name="P28"/>
      <text:p text:style-name="P32">Cross Compilation:</text:p>
      <text:p text:style-name="P35">              <text:span text:style-name="T1">It is the process in which user will try to generate the binaries or the executable files for other architectures.You use a cross compiler to produce executable (or objects) for a platform other than the local host.Cross compiling is hard. The build system for the Linux kernel supports cross compiling via a two step process: </text:span></text:p>
      <text:p text:style-name="P28">1) Specify a different architecture (ARCH) during the configure, make, and install stages. </text:p>
      <text:p text:style-name="P28">2) Supply a cross compiler (CROSS_COMPILE) which can output the correct kind of binary code. </text:p>
      <text:p text:style-name="P28">An example cross compile command line (building the “arm” architecture) looks like:</text:p>
      <text:p text:style-name="P28"/>
      <text:p text:style-name="P28">make ARCH=arm menuconfig</text:p>
      <text:p text:style-name="P28">make ARCH=arm CROSS_COMPILE=armv5l-</text:p>
      <text:p text:style-name="P28"/>
      <text:p text:style-name="P28">Don't bother about the above two statements,you will get to know about that later.</text:p>
      <text:p text:style-name="P28"/>
      <text:p text:style-name="P28"><text:span text:style-name="T4">Steps to Make your Setup ready</text:span>:</text:p>
      <text:p text:style-name="P28"/>
      <text:p text:style-name="P28">Things you require:</text:p>
      <text:p text:style-name="P28"><text:soft-page-break/>1.PC with Ubuntu in it.</text:p>
      <text:p text:style-name="P28">2.A Raspberry pi with Raspbian OS(Jessie) in it.</text:p>
      <text:p text:style-name="P28"/>
      <text:p text:style-name="P28">Connect your raspberry pi to the PC and try to remotely login into it using ssh.</text:p>
      <text:p text:style-name="P28">This step can be done by following the video below:</text:p>
      <text:p text:style-name="P28"/>
      <text:p text:style-name="P37"><draw:frame draw:style-name="fr1" draw:name="Object1" text:anchor-type="as-char" svg:width="8.467cm" svg:height="7.038cm" draw:z-index="0"><draw:floating-frame xlink:href="https://www.youtube.com/embed/JJyFLNC2cFM?feature=player_embedded" xlink:type="simple" xlink:show="embed" xlink:actuate="onLoad"/></draw:frame></text:p>
      <text:p text:style-name="P35"/>
      <text:p text:style-name="P28">The next step is to download the required source code files and the build tool chain for arm.</text:p>
      <text:p text:style-name="P28"/>
      <text:p text:style-name="P28"><text:span text:style-name="T4">Step 1</text:span>:</text:p>
      <text:p text:style-name="P28">create a directory named devicedriver inside a directory named Work in your home directory.</text:p>
      <text:p text:style-name="P15"/>
      <text:list xml:id="list1232403578878419088" text:style-name="L2">
        <text:list-item>
          <text:p text:style-name="P18"><text:span text:style-name="T1">cd ~;mkdir Work;cd Work;mkdir devicedriver;cd devicedriver</text:span> </text:p>
        </text:list-item>
      </text:list>
      <text:p text:style-name="P26"/>
      <text:p text:style-name="P28"/>
      <text:p text:style-name="P4"><text:span text:style-name="T5">Step 2</text:span><text:span text:style-name="T1">:get the source files into the devicedriver directory</text:span></text:p>
      <text:list xml:id="list3040089727601350107" text:style-name="L3">
        <text:list-item>
          <text:p text:style-name="P19"><text:span text:style-name="T1">git clone --depth=1 https://github.com/raspberrypi/linux</text:span> </text:p>
        </text:list-item>
      </text:list>
      <text:p text:style-name="P27">After the execution of above command you will find a directory named linux inside the devicedriver directory.</text:p>
      <text:p text:style-name="P27"/>
      <text:p text:style-name="P26"/>
      <text:p text:style-name="P4"><text:span text:style-name="T5">Step 3</text:span><text:span text:style-name="T1">:get the build tool chain in the devicedriver directory</text:span></text:p>
      <text:list xml:id="list7097825060028075538" text:style-name="L4">
        <text:list-item>
          <text:p text:style-name="P20"><text:span text:style-name="T1">git clone https://github.com/raspberrypi/tools</text:span> </text:p>
        </text:list-item>
      </text:list>
      <text:p text:style-name="P26"/>
      <text:p text:style-name="P28">After the execution of above command you will find a directory named tools inside the devicedriver directory.</text:p>
      <text:p text:style-name="P27"><text:soft-page-break/></text:p>
      <text:p text:style-name="P28"><text:span text:style-name="T4">Step 4</text:span>:Look into the tools directory</text:p>
      <text:p text:style-name="P28"/>
      <text:p text:style-name="P15">In the arm-bcm2708 folder in the tools directory ,you'll see four other folders, each containing a separate tool chain:</text:p>
      <text:list xml:id="list7896314268309972248" text:style-name="L5">
        <text:list-item>
          <text:p text:style-name="P41"> <text:span text:style-name="T1">arm-bcm2708-linux-gnueabi</text:span> </text:p>
        </text:list-item>
        <text:list-item>
          <text:p text:style-name="P41"> <text:span text:style-name="T1">arm-bcm2708hardfp-linux-gnueabi</text:span> </text:p>
        </text:list-item>
        <text:list-item>
          <text:p text:style-name="P41"> <text:span text:style-name="T1">gcc-linaro-arm-linux-gnueabihf-raspbian</text:span> </text:p>
        </text:list-item>
        <text:list-item>
          <text:p text:style-name="P21"> <text:span text:style-name="T1">gcc-linaro-arm-linux-gnueabihf-raspbian-x64</text:span> </text:p>
        </text:list-item>
      </text:list>
      <text:p text:style-name="P27">So what this folders Mean? </text:p>
      <text:p text:style-name="P27">arm--Architecture of the target(Raspberry pi have arm)</text:p>
      <text:p text:style-name="P27">linux--os used host(Laptop)</text:p>
      <text:p text:style-name="P27">gnuabihf--application binary interface(Don't bother about it at this point)</text:p>
      <text:p text:style-name="P27">raspbian--OS of the target(Raspberry pi)</text:p>
      <text:p text:style-name="P27">x64--Architecture of the host(Laptop-64 bit host)</text:p>
      <text:p text:style-name="P27"/>
      <text:p text:style-name="P26"><text:span text:style-name="T1">So in this experiment i am using the gcc-linaro-arm-linux-gnueabihf-raspbian-x64 as my tool chain.You can use different tool chain as well but for time being i used the one mentioned above.</text:span></text:p>
      <text:p text:style-name="P27"/>
      <text:p text:style-name="P27"><text:span text:style-name="T4">Step 5</text:span> :Adding the tool chain to your system PATH</text:p>
      <text:p text:style-name="P14"/>
      <text:list xml:id="list47661817799204294" text:style-name="L6">
        <text:list-item>
          <text:p text:style-name="P5"><text:span text:style-name="T1">export PATH=$PATH:$HOME/Work/devicedriver/tools/arm-bcm2708/gcc-linaro-arm-linux-gnueabihf-raspbian-x64/bin</text:span> </text:p>
        </text:list-item>
      </text:list>
      <text:p text:style-name="P29">While this step is not strictly necessary, it does make it easier for later command lines!</text:p>
      <text:p text:style-name="P29"/>
      <text:p text:style-name="P16">Type the below command to execute the bashrc file with the PATH variable updated</text:p>
      <text:list xml:id="list6303487367760458993" text:style-name="L7">
        <text:list-item>
          <text:p text:style-name="P6"><text:span text:style-name="T1">source .bashrc</text:span> </text:p>
        </text:list-item>
      </text:list>
      <text:p text:style-name="P29">After this command you can even check whether your tool chain path is added to your system path or not just by typing $PATH</text:p>
      <text:p text:style-name="P29"/>
      <text:p text:style-name="P29"><text:span text:style-name="T4">Step 6</text:span>: Generate the .config File</text:p>
      <text:p text:style-name="P29">In most of the cases we will generate the .config file with the default configuration.</text:p>
      <text:p text:style-name="P29">So first we have to navigate to linux directory in the devicedriver directory and then</text:p>
      <text:p text:style-name="P29"/>
      <text:p text:style-name="P29">For Pi 1 or Compute Module:type</text:p>
      <text:p text:style-name="Text_20_body"><text:soft-page-break/></text:p>
      <text:list xml:id="list9094566299759167799" text:style-name="L8">
        <text:list-item>
          <text:p text:style-name="P39"><text:span text:style-name="T1">KERNEL=kernel</text:span> </text:p>
        </text:list-item>
        <text:list-item>
          <text:p text:style-name="P7"><text:span text:style-name="T1">make ARCH=arm CROSS_COMPILE=arm-linux-gnueabihf- bcmrpi_defconfig</text:span> </text:p>
        </text:list-item>
      </text:list>
      <text:p text:style-name="P15">For Pi 2/3:Type</text:p>
      <text:list xml:id="list9085950812921441167" text:style-name="L9">
        <text:list-item>
          <text:p text:style-name="P40"><text:span text:style-name="T1">KERNEL=kernel7</text:span> </text:p>
        </text:list-item>
        <text:list-item>
          <text:p text:style-name="P8"><text:span text:style-name="T1">make ARCH=arm CROSS_COMPILE=arm-linux-gnueabihf- bcm2709_defconfig</text:span> </text:p>
        </text:list-item>
      </text:list>
      <text:p text:style-name="P29">Then for both type the below :</text:p>
      <text:p text:style-name="P29"/>
      <text:p text:style-name="Text_20_body"/>
      <text:list xml:id="list5980219033360130351" text:style-name="L10">
        <text:list-item>
          <text:p text:style-name="P9"><text:span text:style-name="T1">make ARCH=arm CROSS_COMPILE=arm-linux-gnueabihf- zImage modules dtbs</text:span> </text:p>
        </text:list-item>
      </text:list>
      <text:p text:style-name="P28">Note: To speed up compilation on multiprocessor systems, and get some improvement on single processor ones, use -j n where n is number of processors * 1.5. Alternatively, feel free to experiment and see what works!</text:p>
      <text:p text:style-name="P28"/>
      <text:p text:style-name="P27">After this step is done ,just check the linux directory ,you will be able to find the file named <text:span text:style-name="T7">Module.symvars </text:span>and some other files,and in the arch/arm/boot/ folder you will find an uncompressed image file named <text:span text:style-name="T7">Image</text:span> and a compressed image named <text:span text:style-name="T7">zImage.</text:span></text:p>
      <text:p text:style-name="P30"/>
      <text:p text:style-name="P30">But for cross compilation there is no need of Image file or even the zImage file,what you need are the intermediate files in the build process of the kernel that will be generated after the successful kernel build.</text:p>
      <text:p text:style-name="P30"/>
      <text:p text:style-name="P26"/>
      <text:p text:style-name="P35"><text:span text:style-name="T1">What you are going to read in the next paragraph is the most important step that needs to be grasped,because i found that many resources</text:span> <text:span text:style-name="T1">in the Internet are quite confusing mixing the kernel source compilation and the cross compilation.</text:span></text:p>
      <text:p text:style-name="P28"/>
      <text:p text:style-name="P28">Cross Compilation means, building your kernel and modules on a different platform rather than on the Raspberry Pi hardware directly. I did NOT have any luck compiling my kernel module directly on Raspberry Pi hardware.</text:p>
      <text:p text:style-name="P28"/>
      <text:p text:style-name="P10"><text:span text:style-name="T1">In detail, first you'll want to cross-compile the Raspberry Pi </text:span><text:soft-page-break/><text:span text:style-name="T1">Linux kernel(which you did in this step) so it builds Module.symvars and other intermediates. You won't actually use the kernel image that is being cross-compiled, just the intermediates to compile your module. Next, you'll cross-compile your module using those intermediates. Once your module is cross-compiled, copy the .ko module to your running Raspberry Pi and you should be able to load it along with the stock kernel. </text:span><text:line-break/><text:span text:style-name="T1"><text:line-break/>But just for being safe side,do the following steps also,or else you may land in having a module which works for one version of kernel and your raspberry pi might me having a different kernel version.</text:span><text:line-break/><text:span text:style-name="T1"><text:line-break/>Remove the SD card from the raspberry pi and insert into your computer using a card reader,ensure that the hardware write lock is removed,then type the below commands:</text:span><text:line-break/><text:span text:style-name="T1"><text:line-break/>Check for the mount point of your SDcard using </text:span><text:span text:style-name="T2">sudo fdisk -l </text:span><text:span text:style-name="T1">command.In my case the boot partition is mounted to </text:span><text:span text:style-name="T2">/dev/sdb1</text:span><text:span text:style-name="T1"> and my root partition is mounted to </text:span><text:span text:style-name="T2">/dev/sdb2</text:span><text:span text:style-name="T1">..But in your case it might be different.</text:span></text:p>
      <text:list xml:id="list2267377061174677903" text:style-name="L11">
        <text:list-item>
          <text:p text:style-name="P36"><text:span text:style-name="T1">mkdir /mnt/fat32</text:span> </text:p>
        </text:list-item>
        <text:list-item>
          <text:p text:style-name="P36"><text:span text:style-name="T1">mkdir /mnt/ext4</text:span> </text:p>
        </text:list-item>
        <text:list-item>
          <text:p text:style-name="P36"><text:span text:style-name="T1">sudo mount /dev/sdb1 mnt/fat32</text:span> </text:p>
        </text:list-item>
        <text:list-item>
          <text:p text:style-name="P12"><text:span text:style-name="T1">sudo mount /dev/sdb2 mnt/ext4</text:span> </text:p>
        </text:list-item>
      </text:list>
      <text:p text:style-name="P15">Next, install the modules into the SD card:</text:p>
      <text:list xml:id="list2999497691773706055" text:style-name="L12">
        <text:list-item>
          <text:p text:style-name="P13"><text:span text:style-name="T3">sudo make ARCH=arm CROSS_COMPILE=$(HOME)/Work/devicedriver/tools/arm-bcm2708/gcc-linaro-arm-linux-gnueabihf-raspbian-x64/bin/arm-linux-gnueabihf-  INSTALL_MOD_PATH=mnt/ext4 modules_install</text:span> </text:p>
        </text:list-item>
      </text:list>
      <text:p text:style-name="P28">Finally, copy the kernel and Device Tree blobs onto the SD card, making sure to back up your old kernel:</text:p>
      <text:p text:style-name="P28"/>
      <text:p text:style-name="P28">Before executing the below commands ensure that KERNEL variable is set to kernel7 by using $KERNEL command,if the output is kernel7,then it is fine,otherwise type KERNEL=kernel7 and press enter.</text:p>
      <text:p text:style-name="P10"/>
      <text:list xml:id="list4137890270523147463" text:style-name="L13">
        <text:list-item>
          <text:p text:style-name="P31">sudo cp /mnt/fat32/$KERNEL.img mnt/fat32/$KERNEL-backup.img </text:p>
        </text:list-item>
        <text:list-item>
          <text:p text:style-name="P31">sudo scripts/mkknlimg arch/arm/boot/zImage /mnt/fat32/$KERNEL.img </text:p>
        </text:list-item>
        <text:list-item>
          <text:p text:style-name="P31">sudo cp arch/arm/boot/dts/*.dtb /mnt/fat32/ </text:p>
        </text:list-item>
        <text:list-item>
          <text:p text:style-name="P31">sudo cp arch/arm/boot/dts/overlays/*.dtb* /mnt/fat32/overlays/ </text:p>
        </text:list-item>
        <text:list-item>
          <text:p text:style-name="P31">sudo cp arch/arm/boot/dts/overlays/README /mnt/fat32/overlays/ </text:p>
        </text:list-item>
        <text:list-item>
          <text:p text:style-name="P31"><text:soft-page-break/>sudo umount /mnt/fat32 </text:p>
        </text:list-item>
        <text:list-item>
          <text:p text:style-name="P17">sudo umount /mnt/ext4 </text:p>
        </text:list-item>
      </text:list>
      <text:p text:style-name="P42">Finally, plug the card into the Pi and boot it!</text:p>
      <text:p text:style-name="P35"/>
      <text:p text:style-name="P28"/>
      <text:p text:style-name="P28">So if the build is successful then our cross compilation is done.</text:p>
      <text:p text:style-name="P28"/>
      <text:p text:style-name="P28"><text:span text:style-name="T4">Step 7</text:span>: Time to Test</text:p>
      <text:p text:style-name="P28"/>
      <text:p text:style-name="P28">Now make a directory named <text:span text:style-name="T7">code</text:span> in the devicedriver directory. In that create two files named test.c and Makefile.</text:p>
      <text:p text:style-name="P28"/>
      <text:p text:style-name="P28">Content of test.c:</text:p>
      <text:p text:style-name="P28"/>
      <text:p text:style-name="P32">#include &lt;linux/module.h&gt;</text:p>
      <text:p text:style-name="P32"/>
      <text:p text:style-name="P32">static int __init simple_init(void)</text:p>
      <text:p text:style-name="P32">{</text:p>
      <text:p text:style-name="P34">        <text:span text:style-name="T1">pr_info("Hi ManojKiran %s ..\n", __FUNCTION__);</text:span></text:p>
      <text:p text:style-name="P34">        <text:span text:style-name="T1">return 0;</text:span></text:p>
      <text:p text:style-name="P32">}</text:p>
      <text:p text:style-name="P32"/>
      <text:p text:style-name="P32">static void __exit simple_exit(void)</text:p>
      <text:p text:style-name="P32">{</text:p>
      <text:p text:style-name="P34">        <text:span text:style-name="T1">pr_info("Bye ManojKiran %s ...\n", __FUNCTION__);</text:span></text:p>
      <text:p text:style-name="P32">}</text:p>
      <text:p text:style-name="P32"/>
      <text:p text:style-name="P32">module_init(simple_init);</text:p>
      <text:p text:style-name="P32">module_exit(simple_exit);</text:p>
      <text:p text:style-name="P32">MODULE_LICENSE("GPL");</text:p>
      <text:p text:style-name="P32"/>
      <text:p text:style-name="P28">Contents of MakeFile: </text:p>
      <text:p text:style-name="P28"/>
      <text:p text:style-name="P33">COMPILER:=$(HOME)/Work/devicedriver/tools/arm-bcm2708/gcc-linaro-arm-linux-gnueabihf-raspbian-x64/bin/arm-linux-gnueabihf-</text:p>
      <text:p text:style-name="P33">SOURCE:=$(HOME)/Work/devicedriver/linux/</text:p>
      <text:p text:style-name="P33">PWD:= $(shell pwd)</text:p>
      <text:p text:style-name="P33">obj-m := test.o</text:p>
      <text:p text:style-name="P33">default:</text:p>
      <text:p text:style-name="P34">    <text:span text:style-name="T3">make ARCH=arm CROSS_COMPILE=${COMPILER} -C $(SOURCE) M=$(PWD) modules</text:span></text:p>
      <text:p text:style-name="P38"><text:span text:style-name="T4">    </text:span><text:span text:style-name="T6">rm *.mod.c *.o</text:span></text:p>
      <text:p text:style-name="P33">clean:</text:p>
      <text:p text:style-name="P34">   <text:span text:style-name="T3">-rm *.mod.c *.o *.ko modules.order Module.symvers 2&gt;/dev/null</text:span></text:p>
      <text:p text:style-name="P33"/>
      <text:p text:style-name="P28">Then type make in the code directory.If every thing works fine <text:soft-page-break/>,then you should see test.ko file being generated in the test directory.</text:p>
      <text:p text:style-name="P28"/>
      <text:p text:style-name="P28"><text:span text:style-name="T4">Step 8</text:span>:</text:p>
      <text:p text:style-name="P28"/>
      <text:p text:style-name="P28">Test it by insmod command</text:p>
      <text:p text:style-name="P28">In Laptop it should generate an error because that module is built for arm architecture.</text:p>
      <text:p text:style-name="P28">Type below command in laptop(Ubuntu) in code directory ,and you should get an error like this</text:p>
      <text:p text:style-name="P28"/>
      <text:p text:style-name="P15">Command:</text:p>
      <text:list xml:id="list938990711216516695" text:style-name="L14">
        <text:list-item>
          <text:p text:style-name="P22"><text:span text:style-name="T1">sudo insmod test.ko</text:span> </text:p>
        </text:list-item>
      </text:list>
      <text:p text:style-name="P26"/>
      <text:p text:style-name="P28">Output:</text:p>
      <text:p text:style-name="P28">insmod: ERROR: could not insert module dr2016f1.ko: Invalid module format</text:p>
      <text:p text:style-name="P28"/>
      <text:p text:style-name="P28"><text:span text:style-name="T4">Step 9</text:span>:</text:p>
      <text:p text:style-name="P28"/>
      <text:p text:style-name="P35"><text:span text:style-name="T1">Now time to test the test.ko module in the raspberry pi and it should work.</text:span></text:p>
      <text:p text:style-name="P28"/>
      <text:p text:style-name="P28">Use scp to send the test.ko module to raspberry pi using the below command in the code directory.</text:p>
      <text:p text:style-name="P15"/>
      <text:list xml:id="list774576428009318278" text:style-name="L15">
        <text:list-item>
          <text:p text:style-name="P23"><text:span text:style-name="T1">sudo scp test.ko pi@IPADDRESS:/home/pi</text:span> </text:p>
        </text:list-item>
      </text:list>
      <text:p text:style-name="P27">Then you can find the test.ko file lying in the home directory of raspberry pi.Then type this command in the home directory of raspberry pi.</text:p>
      <text:p text:style-name="P14"/>
      <text:list xml:id="list6012371780579996343" text:style-name="L16">
        <text:list-item>
          <text:p text:style-name="P24"><text:span text:style-name="T1">sudo insmod test.ko</text:span> </text:p>
        </text:list-item>
      </text:list>
      <text:p text:style-name="P27">if the above command is successful then nothing will be visible.To see if it actually worked type the following command</text:p>
      <text:p text:style-name="P14"/>
      <text:list xml:id="list9181496824141103995" text:style-name="L17">
        <text:list-item>
          <text:p text:style-name="P25"><text:span text:style-name="T1">dmesg</text:span> </text:p>
        </text:list-item>
      </text:list>
      <text:p text:style-name="P27">The last line of the output of the dmesg will be Hi ManojKiran</text:p>
      <text:p text:style-name="P27"/>
      <text:p text:style-name="P27">*****************************************************************</text:p>
      <text:p text:style-name="P27"/>
      <text:p text:style-name="P27">Thanks For reading my post.Hope you guys enjoyed it and learnt <text:soft-page-break/>deltax amount today.Fell free to comment my effor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courier, monospace"/>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3:42:27.712944186</meta:creation-date>
    <dc:date>2017-12-01T13:42:53.842649373</dc:date>
    <meta:editing-duration>P0D</meta:editing-duration>
    <meta:editing-cycles>1</meta:editing-cycles>
    <meta:document-statistic meta:table-count="0" meta:image-count="0" meta:object-count="1" meta:page-count="8" meta:paragraph-count="130" meta:word-count="1426" meta:character-count="9533" meta:non-whitespace-character-count="8165"/>
    <meta:generator>LibreOffice/4.2.8.2$Linux_X86_64 LibreOffice_project/420m0$Build-2</meta:generator>
  </office:meta>
</office:document-meta>
</file>